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ClassFileObjectTests.openOutputStreamWritesTo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ClassFileObjectTests.getKindReturns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ClassFileObjectTests.getUriReturnsGeneratedUriBasedOn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